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aecf00" fo:min-height="0.557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381cm" draw:marker-end-width="0.381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fill-color="#aecf00" fo:min-height="0.4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ff0000" draw:marker-start-width="0.381cm" draw:marker-end-width="0.381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aecf00" fo:min-height="0.3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4cm" fo:min-width="1.961cm"/>
    </style:style>
    <style:style style:name="gr10" style:family="graphic" style:parent-style-name="standard">
      <style:graphic-properties svg:stroke-width="0.051cm" svg:stroke-color="#ff0000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fill-color="#aecf00" fo:min-height="0.422cm"/>
    </style:style>
    <style:style style:name="gr13" style:family="graphic" style:parent-style-name="standard">
      <style:graphic-properties draw:stroke="dash" draw:stroke-dash="Fine_20_Dashed_20__28_var_29_" svg:stroke-width="0.051cm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Fine_20_Dashed_20__28_var_29_" svg:stroke-width="0.051cm" svg:stroke-color="#ff0000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Fine_20_Dashed_20__28_var_29_" svg:stroke-width="0.051cm" svg:stroke-color="#000000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marker-end="Arrow" draw:marker-end-width="0.3cm" draw:fill="solid" draw:fill-color="#aecf00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draw:marker-end="Arrow" draw:marker-end-width="0.3cm" draw:fill="solid" draw:fill-color="#aec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81cm" svg:x="2.905cm" svg:y="4.475cm">
          <text:p/>
          <draw:enhanced-geometry svg:viewBox="0 0 88 21600" draw:glue-points="44 ?f6 44 0 0 10800 44 21600 88 10800" draw:text-areas="0 ?f6 88 ?f3" draw:type="can" draw:modifiers="1925.089229477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3.309cm" svg:height="0.807cm" svg:x="2.805cm" svg:y="4.973cm">
          <draw:text-box>
            <text:p><text:span text:style-name="T1">INT/develop</text:span></text:p>
          </draw:text-box>
        </draw:frame>
        <draw:custom-shape draw:style-name="gr3" draw:text-style-name="P1" xml:id="id1" draw:id="id1" draw:layer="layout" svg:width="3.068cm" svg:height="4.245cm" svg:x="9.555cm" svg:y="4.675cm">
          <text:p/>
          <draw:enhanced-geometry svg:viewBox="0 0 88 21600" draw:glue-points="44 ?f6 44 0 0 10800 44 21600 88 10800" draw:text-areas="0 ?f6 88 ?f3" draw:type="can" draw:modifiers="1925.089229477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1.04cm" svg:y1="6.267cm" svg:x2="11.04cm" svg:y2="8.39cm">
          <text:p/>
        </draw:line>
        <draw:frame draw:style-name="gr5" draw:layer="layout" svg:width="3.914cm" svg:height="0.806cm" svg:x="9.486cm" svg:y="5.493cm">
          <draw:text-box>
            <text:p><text:span text:style-name="T1">INT/develop</text:span></text:p>
          </draw:text-box>
        </draw:frame>
        <draw:frame draw:style-name="gr6" draw:text-style-name="P2" draw:layer="layout" svg:width="1.878cm" svg:height="0.806cm" svg:x="3.567cm" svg:y="3.769cm">
          <draw:text-box>
            <text:p><text:span text:style-name="T1">origin</text:span></text:p>
          </draw:text-box>
        </draw:frame>
        <draw:frame draw:style-name="gr6" draw:text-style-name="P3" draw:layer="layout" svg:width="5.798cm" svg:height="2.471cm" svg:x="8.302cm" svg:y="2.339cm">
          <draw:text-box>
            <text:p text:style-name="P1"><text:span text:style-name="T1">Repository initializing </text:span></text:p>
            <text:p text:style-name="P1"><text:span text:style-name="T1">shared branch</text:span></text:p>
            <text:p text:style-name="P1"><text:span text:style-name="T1">Will also merge</text:span></text:p>
            <text:p text:style-name="P1"><text:span text:style-name="T1">FTR/feature on origin</text:span></text:p>
          </draw:text-box>
        </draw:frame>
        <draw:line draw:style-name="gr7" draw:text-style-name="P1" draw:layer="layout" svg:x1="11.068cm" svg:y1="6.798cm" svg:x2="11.575cm" svg:y2="7.329cm">
          <text:p/>
        </draw:line>
        <draw:line draw:style-name="gr7" draw:text-style-name="P1" draw:layer="layout" svg:x1="11.575cm" svg:y1="7.328cm" svg:x2="11.575cm" svg:y2="7.859cm">
          <text:p/>
        </draw:line>
        <draw:custom-shape draw:style-name="gr3" draw:text-style-name="P1" xml:id="id3" draw:id="id3" draw:layer="layout" svg:width="3.175cm" svg:height="5.292cm" svg:x="14.022cm" svg:y="9.043cm">
          <text:p/>
          <draw:enhanced-geometry svg:viewBox="0 0 88 21600" draw:glue-points="44 ?f6 44 0 0 10800 44 21600 88 10800" draw:text-areas="0 ?f6 88 ?f3" draw:mirror-horizontal="false" draw:mirror-vertical="false" draw:type="can" draw:modifiers="1323.6058260070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layer="layout" svg:width="3.45cm" svg:height="0.806cm" svg:x="13.96cm" svg:y="9.455cm">
          <draw:text-box>
            <text:p><text:span text:style-name="T1">INT/develop</text:span></text:p>
          </draw:text-box>
        </draw:frame>
        <draw:frame draw:style-name="gr9" draw:text-style-name="P3" draw:layer="layout" svg:width="3.588cm" svg:height="1.361cm" svg:x="13.922cm" svg:y="7.685cm">
          <draw:text-box>
            <text:p text:style-name="P1"><text:span text:style-name="T1">User of </text:span></text:p>
            <text:p text:style-name="P1"><text:span text:style-name="T1">feature team </text:span></text:p>
          </draw:text-box>
        </draw:frame>
        <draw:line draw:style-name="gr7" draw:text-style-name="P1" draw:layer="layout" svg:x1="15.459cm" svg:y1="10.807cm" svg:x2="15.834cm" svg:y2="11.248cm">
          <text:p/>
        </draw:line>
        <draw:line draw:style-name="gr10" draw:text-style-name="P1" draw:layer="layout" svg:x1="15.816cm" svg:y1="11.248cm" svg:x2="15.816cm" svg:y2="13.894cm">
          <text:p/>
        </draw:line>
        <draw:line draw:style-name="gr11" draw:text-style-name="P1" draw:layer="layout" svg:x1="15.816cm" svg:y1="11.804cm" svg:x2="16.191cm" svg:y2="12.245cm">
          <text:p/>
        </draw:line>
        <draw:line draw:style-name="gr11" draw:text-style-name="P1" draw:layer="layout" svg:x1="16.191cm" svg:y1="12.269cm" svg:x2="16.191cm" svg:y2="13.151cm">
          <text:p/>
        </draw:line>
        <draw:line draw:style-name="gr11" draw:text-style-name="P1" draw:layer="layout" svg:x1="16.191cm" svg:y1="13.151cm" svg:x2="15.816cm" svg:y2="13.592cm">
          <text:p/>
        </draw:line>
        <draw:line draw:style-name="gr11" draw:text-style-name="P1" draw:layer="layout" svg:x1="4.175cm" svg:y1="5.745cm" svg:x2="4.175cm" svg:y2="7.65cm">
          <text:p/>
        </draw:line>
        <draw:custom-shape draw:style-name="gr3" draw:text-style-name="P1" xml:id="id2" draw:id="id2" draw:layer="layout" svg:width="3.175cm" svg:height="5.292cm" svg:x="18.01cm" svg:y="2.993cm">
          <text:p/>
          <draw:enhanced-geometry svg:viewBox="0 0 88 21600" draw:glue-points="44 ?f6 44 0 0 10800 44 21600 88 10800" draw:text-areas="0 ?f6 88 ?f3" draw:type="can" draw:modifiers="1323.6058260070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layer="layout" svg:width="3.955cm" svg:height="0.806cm" svg:x="18cm" svg:y="3.489cm">
          <draw:text-box>
            <text:p><text:span text:style-name="T1">INT/develop</text:span></text:p>
          </draw:text-box>
        </draw:frame>
        <draw:frame draw:style-name="gr9" draw:text-style-name="P3" draw:layer="layout" svg:width="3.588cm" svg:height="1.361cm" svg:x="17.91cm" svg:y="1.635cm">
          <draw:text-box>
            <text:p text:style-name="P1"><text:span text:style-name="T1">User of </text:span></text:p>
            <text:p text:style-name="P1"><text:span text:style-name="T1">feature team </text:span></text:p>
          </draw:text-box>
        </draw:frame>
        <draw:line draw:style-name="gr7" draw:text-style-name="P1" draw:layer="layout" svg:x1="19.447cm" svg:y1="4.757cm" svg:x2="19.822cm" svg:y2="5.198cm">
          <text:p/>
        </draw:line>
        <draw:line draw:style-name="gr10" draw:text-style-name="P1" draw:layer="layout" svg:x1="19.804cm" svg:y1="5.198cm" svg:x2="19.804cm" svg:y2="7.844cm">
          <text:p/>
        </draw:line>
        <draw:line draw:style-name="gr11" draw:text-style-name="P1" draw:layer="layout" svg:x1="19.804cm" svg:y1="5.754cm" svg:x2="20.179cm" svg:y2="6.195cm">
          <text:p/>
        </draw:line>
        <draw:line draw:style-name="gr11" draw:text-style-name="P1" draw:layer="layout" svg:x1="20.179cm" svg:y1="6.219cm" svg:x2="20.179cm" svg:y2="7.101cm">
          <text:p/>
        </draw:line>
        <draw:line draw:style-name="gr11" draw:text-style-name="P1" draw:layer="layout" svg:x1="20.179cm" svg:y1="7.101cm" svg:x2="19.804cm" svg:y2="7.542cm">
          <text:p/>
        </draw:line>
        <draw:line draw:style-name="gr13" draw:text-style-name="P1" draw:layer="layout" svg:x1="15.392cm" svg:y1="10.26cm" svg:x2="15.392cm" svg:y2="14.07cm">
          <text:p/>
        </draw:line>
        <draw:line draw:style-name="gr13" draw:text-style-name="P1" draw:layer="layout" svg:x1="19.415cm" svg:y1="4.175cm" svg:x2="19.415cm" svg:y2="7.985cm">
          <text:p/>
        </draw:line>
        <draw:line draw:style-name="gr13" draw:text-style-name="P1" draw:layer="layout" svg:x1="19.106cm" svg:y1="13.5cm" svg:x2="21.646cm" svg:y2="13.5cm">
          <text:p/>
        </draw:line>
        <draw:line draw:style-name="gr14" draw:text-style-name="P1" draw:layer="layout" svg:x1="19.106cm" svg:y1="14.2cm" svg:x2="21.646cm" svg:y2="14.2cm">
          <text:p/>
        </draw:line>
        <draw:line draw:style-name="gr15" draw:text-style-name="P1" draw:layer="layout" svg:x1="19.106cm" svg:y1="14.9cm" svg:x2="21.646cm" svg:y2="14.9cm">
          <text:p/>
        </draw:line>
        <draw:frame draw:style-name="gr6" draw:text-style-name="P2" draw:layer="layout" svg:width="3.309cm" svg:height="0.806cm" svg:x="21.981cm" svg:y="13.065cm">
          <draw:text-box>
            <text:p text:style-name="P4"><text:span text:style-name="T1">INT/develop</text:span></text:p>
          </draw:text-box>
        </draw:frame>
        <draw:frame draw:style-name="gr6" draw:text-style-name="P2" draw:layer="layout" svg:width="3.254cm" svg:height="0.806cm" svg:x="21.982cm" svg:y="13.765cm">
          <draw:text-box>
            <text:p text:style-name="P4"><text:span text:style-name="T1">FTR/feature</text:span></text:p>
          </draw:text-box>
        </draw:frame>
        <draw:frame draw:style-name="gr6" draw:text-style-name="P2" draw:layer="layout" svg:width="4.02cm" svg:height="0.806cm" svg:x="21.982cm" svg:y="14.565cm">
          <draw:text-box>
            <text:p text:style-name="P4"><text:span text:style-name="T1">FTR/contribute</text:span></text:p>
          </draw:text-box>
        </draw:frame>
        <draw:connector draw:style-name="gr16" draw:text-style-name="P1" draw:layer="layout" draw:type="line" svg:x1="9.555cm" svg:y1="6.797cm" svg:x2="6.246cm" svg:y2="6.861cm" draw:start-shape="id1" draw:start-glue-point="6" svg:d="m9555 6797-3309 64">
          <text:p/>
        </draw:connector>
        <draw:connector draw:style-name="gr16" draw:text-style-name="P1" draw:layer="layout" draw:type="line" svg:x1="18.01cm" svg:y1="5.639cm" svg:x2="12.623cm" svg:y2="6.797cm" draw:start-shape="id2" draw:start-glue-point="6" draw:end-shape="id1" svg:d="m18010 5639-5387 1158">
          <text:p/>
        </draw:connector>
        <draw:connector draw:style-name="gr16" draw:text-style-name="P1" draw:layer="layout" draw:type="line" svg:x1="14.022cm" svg:y1="11.689cm" svg:x2="11.089cm" svg:y2="8.92cm" draw:start-shape="id3" draw:start-glue-point="6" draw:end-shape="id1" draw:end-glue-point="7" svg:d="m14022 11689-2933-2769">
          <text:p/>
        </draw:connector>
        <draw:frame draw:style-name="gr6" draw:text-style-name="P2" draw:layer="layout" svg:width="8.346cm" svg:height="0.806cm" svg:x="2.073cm" svg:y="10.525cm">
          <draw:text-box>
            <text:p text:style-name="P2"><text:span text:style-name="T1">Integration branch is INT/develop</text:span></text:p>
          </draw:text-box>
        </draw:frame>
        <draw:frame draw:style-name="gr6" draw:text-style-name="P2" xml:id="id4" draw:id="id4" draw:layer="layout" svg:width="8.291cm" svg:height="0.806cm" svg:x="2.073cm" svg:y="12.43cm">
          <draw:text-box>
            <text:p text:style-name="P2"><text:span text:style-name="T1">Integration branch is FTR/feature</text:span></text:p>
          </draw:text-box>
        </draw:frame>
        <draw:connector draw:style-name="gr17" draw:text-style-name="P1" draw:layer="layout" draw:type="curve" draw:line-skew="2.287cm" svg:x1="6.218cm" svg:y1="13.236cm" svg:x2="19.598cm" svg:y2="8.285cm" draw:start-shape="id4" draw:start-glue-point="2" draw:end-shape="id2" draw:end-glue-point="7" svg:d="m6218 13236c0 4180 13380 6656 13380-4951">
          <text:p/>
        </draw:connector>
        <draw:connector draw:style-name="gr17" draw:text-style-name="P1" draw:layer="layout" draw:type="curve" svg:x1="6.218cm" svg:y1="13.236cm" svg:x2="15.61cm" svg:y2="14.335cm" draw:start-shape="id4" draw:end-shape="id3" draw:end-glue-point="7" svg:d="m6218 13236c0 2401 9392 1852 9392 1099">
          <text:p/>
        </draw:connector>
        <draw:line draw:style-name="gr17" draw:text-style-name="P1" draw:layer="layout" svg:x1="6.08cm" svg:y1="10.525cm" svg:x2="9.255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 draw:line-distance="0.279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3.01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7:09:39</meta:creation-date>
    <dc:date>2012-02-07T17:35:20</dc:date>
    <dc:creator>vallea </dc:creator>
    <meta:editing-duration>PT25M45S</meta:editing-duration>
    <meta:editing-cycles>7</meta:editing-cycles>
    <meta:generator>LibreOffice/3.3$Linux LibreOffice_project/330m19$Build-301</meta:generator>
    <meta:document-statistic meta:object-count="42"/>
  </office:meta>
</office:document-meta>
</file>